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8">
            <text:p>18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3-02-14_09-05-24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3-02-14_03-04-30_000.jpg</text:p>
          </table:table-cell>
          <table:table-cell table:style-name="ce26" office:value-type="string">
            <text:p>:m :PHOTO 寝た時刻 / 2023 / オナニー、未了、duration=1時間ぐらい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m :PHOTO 寝た時刻 / 2023 / オナニー、未了、duration=1時間ぐらい,other=~">
            <text:p>:m :PHOTO 寝た時刻 / 2023 / オナニー、未了、duration=1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7" office:value-type="string">
            <text:p>2023-02-13_15-09-48_000.jpg</text:p>
          </table:table-cell>
          <table:table-cell table:style-name="ce26" office:value-type="string">
            <text:p>:m #*# / memo:article / a-id=WJ3K / theme=ガザ：ドローン攻撃 / media=ei,genre=~,content=~,w=~ / session-number=~ / doc=~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#*# / memo:article / a-id=WJ3K / theme=ガザ：ドローン攻撃 / media=ei,genre=~,content=~,w=~ / session-number=~ / doc=~,other=~">
            <text:p>:m #*# / memo:article / a-id=WJ3K / theme=ガザ：ドローン攻撃 / media=ei,genre=~,content=~,w=~ / session-number=~ / doc=~,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2-13_14-44-13_000.jpg</text:p>
          </table:table-cell>
          <table:table-cell table:style-name="ce26" office:value-type="string">
            <text:p>:m #*# / memo:other(m:other) / topic=習字, about=,other=,id=~,content=親;切;楼;閣;赴;任;報;城;末;後;領;域;海;船;官;僚;範;囲;無;害;浮;寺;院;仏;像;</text:p>
          </table:table-cell>
          <table:table-cell table:style-name="ce27"/>
          <table:table-cell table:style-name="ce10"/>
          <table:table-cell table:style-name="ce10"/>
          <table:table-cell table:style-name="ce47" table:formula="of:=IF([.E5]=&quot;&quot;;[.C5];CONCATENATE([.C5];&quot; / &quot;;[.E5]))" office:value-type="string" office:string-value=":m #*# / memo:other(m:other) / topic=習字, about=,other=,id=~,content=親;切;楼;閣;赴;任;報;城;末;後;領;域;海;船;官;僚;範;囲;無;害;浮;寺;院;仏;像;">
            <text:p>:m #*# / memo:other(m:other) / topic=習字, about=,other=,id=~,content=親;切;楼;閣;赴;任;報;城;末;後;領;域;海;船;官;僚;範;囲;無;害;浮;寺;院;仏;像;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2-13_14-05-49_000.jpg</text:p>
          </table:table-cell>
          <table:table-cell table:style-name="ce26" office:value-type="string">
            <text:p>:m #*# RES / free / res-id=B2NA / theme=領海侵犯 / genre=~,content=~,w=メディア用語；無害通行権；海洋法； / session-number=~ / doc=~,other=file+;news-article+</text:p>
          </table:table-cell>
          <table:table-cell table:style-name="ce26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m #*# RES / free / res-id=B2NA / theme=領海侵犯 / genre=~,content=~,w=メディア用語；無害通行権；海洋法； / session-number=~ / doc=~,other=file+;news-article+">
            <text:p>:m #*# RES / free / res-id=B2NA / theme=領海侵犯 / genre=~,content=~,w=メディア用語；無害通行権；海洋法； / session-number=~ / doc=~,other=file+;news-article+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8">
            <text:p>18</text:p>
          </table:table-cell>
          <table:table-cell table:style-name="ce17" office:value-type="string">
            <text:p>2023-02-14_11-32-35_000.jpg</text:p>
          </table:table-cell>
          <table:table-cell table:style-name="ce26" office:value-type="string">
            <text:p>:m 1*1 RES / JVEMV6 64#218_chosenjin_gyakusatsu / 『関東大震災　「朝鮮人虐殺の真実」』 著者=工藤美代子,校注=~,出版社=産経新聞出版 / p.62 / w=,topic=壬午事変；甲申政変,publisher=~,other=sen+:`中国によるチベットや`</text:p>
          </table:table-cell>
          <table:table-cell table:style-name="ce28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m 1*1 RES / JVEMV6 64#218_chosenjin_gyakusatsu / 『関東大震災　「朝鮮人虐殺の真実」』 著者=工藤美代子,校注=~,出版社=産経新聞出版 / p.62 / w=,topic=壬午事変；甲申政変,publisher=~,other=sen+:`中国によるチベットや`">
            <text:p>:m 1*1 RES / JVEMV6 64#218_chosenjin_gyakusatsu / 『関東大震災　「朝鮮人虐殺の真実」』 著者=工藤美代子,校注=~,出版社=産経新聞出版 / p.62 / w=,topic=壬午事変；甲申政変,publisher=~,other=sen+:`中国によるチベットや`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2-13_15-42-58_000.jpg</text:p>
          </table:table-cell>
          <table:table-cell table:style-name="ce26" office:value-type="string">
            <text:p>:m 1*1 RES / JVEMV6 64#237_nakata / 『私はなぜイスラーム教徒になったのか』 著者=中田考,校注=~ / p.155 / w=イッザト・イブラーヒーム,topic=~,publisher=~,other=file+</text:p>
          </table:table-cell>
          <table:table-cell table:style-name="ce26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m 1*1 RES / JVEMV6 64#237_nakata / 『私はなぜイスラーム教徒になったのか』 著者=中田考,校注=~ / p.155 / w=イッザト・イブラーヒーム,topic=~,publisher=~,other=file+">
            <text:p>:m 1*1 RES / JVEMV6 64#237_nakata / 『私はなぜイスラーム教徒になったのか』 著者=中田考,校注=~ / p.155 / w=イッザト・イブラーヒーム,topic=~,publisher=~,other=file+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 office:value-type="string">
            <text:p>2023-02-13_14-42-17_000.jpg</text:p>
          </table:table-cell>
          <table:table-cell table:style-name="ce26" office:value-type="string">
            <text:p>:m dessin,sketch / des. object=仏像：浮石寺 / genre=事物：彫像,source=~,location=~,other=対象：頭部,memo~,found~,id=WKF7,occasion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m dessin,sketch / des. object=仏像：浮石寺 / genre=事物：彫像,source=~,location=~,other=対象：頭部,memo~,found~,id=WKF7,occasion=~">
            <text:p>:m dessin,sketch / des. object=仏像：浮石寺 / genre=事物：彫像,source=~,location=~,other=対象：頭部,memo~,found~,id=WKF7,occasion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18" office:value-type="string">
            <text:p>2023-02-14_10-02-11_000.jpg</text:p>
          </table:table-cell>
          <table:table-cell table:style-name="ce26" office:value-type="string">
            <text:p>:m dessin,sketch / des. object=仏像：浮石寺 / genre=事物：彫像,source=~,location=~,other=対象：頭部,memo~,found~,id=WKF7,occasion=論語：公冶長：p.106(64#67_5)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m dessin,sketch / des. object=仏像：浮石寺 / genre=事物：彫像,source=~,location=~,other=対象：頭部,memo~,found~,id=WKF7,occasion=論語：公冶長：p.106(64#67_5)">
            <text:p>:m dessin,sketch / des. object=仏像：浮石寺 / genre=事物：彫像,source=~,location=~,other=対象：頭部,memo~,found~,id=WKF7,occasion=論語：公冶長：p.106(64#67_5)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2-13_12-59-32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1]=&quot;&quot;;[.C13];CONCATENATE([.C13];&quot; / &quot;;[.E11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0">
            <text:p>10</text:p>
          </table:table-cell>
          <table:table-cell table:style-name="ce10" office:value-type="string">
            <text:p>2023-02-13_21-02-27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12];[.K12])" office:value-type="string" office:string-value="jpg">
            <text:p>jpg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7" office:value-type="string">
            <text:p>2023-02-14_09-17-23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3]=&quot;&quot;;[.C13];CONCATENATE([.C13];&quot; / &quot;;[.E13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 office:value-type="string">
            <text:p>2023-02-13_18-55-23_000.mp4</text:p>
          </table:table-cell>
          <table:table-cell table:style-name="ce26" office:value-type="string">
            <text:p>:VIDEO / @自室 / 記録 / jap.flute / 演奏、play / R=1 / genre=melody,session=hour-18,memo=~,file-piece-id=~,memo=~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4]=&quot;&quot;;[.C14];CONCATENATE([.C14];&quot; / &quot;;[.E14]))" office:value-type="string" office:string-value=":VIDEO / @自室 / 記録 / jap.flute / 演奏、play / R=1 / genre=melody,session=hour-18,memo=~,file-piece-id=~,memo=~,other=~">
            <text:p>:VIDEO / @自室 / 記録 / jap.flute / 演奏、play / R=1 / genre=melody,session=hour-18,memo=~,file-piece-id=~,memo=~,other=~</text:p>
          </table:table-cell>
          <table:table-cell table:style-name="ce10" table:formula="of:=RIGHT([.B14];[.K14])" office:value-type="string" office:string-value="mp4">
            <text:p>mp4</text:p>
          </table:table-cell>
          <table:table-cell table:style-name="ce52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8" office:value-type="string">
            <text:p>2023-02-13_17-39-45_000.jpg</text:p>
          </table:table-cell>
          <table:table-cell table:style-name="ce26" office:value-type="string">
            <text:p>:m RES 1-2*3 / free# JVEMV6 82#_PS1M / 82. math-research / topics=~,w=((-n-(t-1))!/(-(n-1))!*x^(-n-t)),s=~,i=~,doc=r-1-1~1.2#1,other=from:c-id.57078;file+;q+:q-id.9D1N:SOLVED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5]=&quot;&quot;;[.C15];CONCATENATE([.C15];&quot; / &quot;;[.E15]))" office:value-type="string" office:string-value=":m RES 1-2*3 / free# JVEMV6 82#_PS1M / 82. math-research / topics=~,w=((-n-(t-1))!/(-(n-1))!*x^(-n-t)),s=~,i=~,doc=r-1-1~1.2#1,other=from:c-id.57078;file+;q+:q-id.9D1N:SOLVED">
            <text:p>:m RES 1-2*3 / free# JVEMV6 82#_PS1M / 82. math-research / topics=~,w=((-n-(t-1))!/(-(n-1))!*x^(-n-t)),s=~,i=~,doc=r-1-1~1.2#1,other=from:c-id.57078;file+;q+:q-id.9D1N:SOLVED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2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8" office:value-type="string">
            <text:p>2023-02-13_17-40-04_000.jpg</text:p>
          </table:table-cell>
          <table:table-cell table:style-name="ce26" office:value-type="string">
            <text:p>:m RES 3*3 / free# JVEMV6 82#_PS1M / 82. math-research / topics=~,w=((-n-(t-1))!/(-(n-1))!*x^(-n-t)),s=~,i=~,doc=r-1-1~1.2#1,other=found+;N+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6]=&quot;&quot;;[.C16];CONCATENATE([.C16];&quot; / &quot;;[.E16]))" office:value-type="string" office:string-value=":m RES 3*3 / free# JVEMV6 82#_PS1M / 82. math-research / topics=~,w=((-n-(t-1))!/(-(n-1))!*x^(-n-t)),s=~,i=~,doc=r-1-1~1.2#1,other=found+;N+">
            <text:p>:m RES 3*3 / free# JVEMV6 82#_PS1M / 82. math-research / topics=~,w=((-n-(t-1))!/(-(n-1))!*x^(-n-t)),s=~,i=~,doc=r-1-1~1.2#1,other=found+;N+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52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02-14_01-04-01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7]=&quot;&quot;;[.C17];CONCATENATE([.C17];&quot; / &quot;;[.E17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52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2-14_01-04-05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8]=&quot;&quot;;[.C18];CONCATENATE([.C18];&quot; / &quot;;[.E18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52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2-14_01-04-21_000.jpg</text:p>
          </table:table-cell>
          <table:table-cell table:style-name="ce27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</text:p>
          </table:table-cell>
          <table:table-cell table:style-name="ce26"/>
          <table:table-cell table:style-name="ce10"/>
          <table:table-cell table:style-name="ce10"/>
          <table:table-cell table:style-name="ce47" table:formula="of:=IF([.E19]=&quot;&quot;;[.C19];CONCATENATE([.C19];&quot; / &quot;;[.E19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,id=2023-02-13_01-36-56_000.jpg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52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2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2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18">
            <text:p>18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9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4">2023/02/14</text:date>, <text:time>12:35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2-14T12:35:55.69</dc:date>
    <dc:creator>iwabuchi ken</dc:creator>
    <meta:editing-duration>P53DT21H27M51S</meta:editing-duration>
    <meta:editing-cycles>17366</meta:editing-cycles>
    <meta:document-statistic meta:table-count="2" meta:cell-count="927" meta:object-count="0"/>
    <meta:user-defined meta:name="qrichtext">1</meta:user-defined>
  </office:meta>
</office:document-meta>
</file>